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5"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6" style:family="paragraph" style:parent-style-name="Standard">
      <style:text-properties fo:language="en" fo:country="GB" style:text-underline-style="none" fo:font-weight="normal" style:font-weight-asian="normal" style:font-weight-complex="normal"/>
    </style:style>
    <style:style style:name="P37"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8" style:family="paragraph" style:parent-style-name="Standard">
      <style:text-properties fo:language="en" fo:country="GB" style:text-underline-style="none" fo:font-weight="bold" style:font-weight-asian="bold" style:font-weight-complex="bold"/>
    </style:style>
    <style:style style:name="P39"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40" style:family="paragraph" style:parent-style-name="Standard">
      <style:text-properties fo:language="en" fo:country="GB" fo:font-weight="bold" style:font-weight-asian="bold" style:font-weight-complex="bold"/>
    </style:style>
    <style:style style:name="P41"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0">Identify the key classes required to simplify and reduce the code early.</text:p>
      <text:p text:style-name="P13">Pause to find the key abstractions and classes a project requires (such as helper classes to parse input or produce output, specialised queueing classes, entities, control interfaces) early will save time by reducing the amount of code a project require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ext:soft-page-break/>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text:soft-page-break/>Anti-patterns</text:p>
      <text:p text:style-name="P3"/>
      <text:p text:style-name="P3">Avoid using a service locator.</text:p>
      <text:p text:style-name="P6">The service locator pattern decouples classes from how their dependencies are obtained by 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 of default parameters.</text:p>
      <text:p text:style-name="P6">Generally default parameters are bad and work against dependency injection. However if you must provide default parameter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an interface gets shared between domains or separate areas of code be very careful where all the interfaces and classes that it refers to get defined.</text:p>
      <text:p text:style-name="P6"/>
      <text:p text:style-name="P6">If we extract an interface from a concrete type, should the input parameters or the return types referenced in the interface be concrete, or defined within the same assembly as the concrete implementation, then the abstraction is leaky to some extent. <text:s/></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text:soft-page-break/>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Files should read nicely with high-level methods and entry-points arranged at the top following on to low-level detail at the bottom. Associated functions or methods should appear in close proximity. </text:p>
      <text:p text:style-name="P6"/>
      <text:p text:style-name="P6">If achieving a nice ordering of methods becomes difficult, then consider factoring some of them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text:soft-page-break/></text:p>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functions or methods with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text:soft-page-break/></text:p>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eparate <text:s/>if-else blocks from whatever follows.</text:p>
      <text:p text:style-name="P13">Add a space or two after every if-else block, it makes the code easier to follow and reduces the risk the <text:s/>contents of the else block will get combined with what follows accidentally in the future. In some cases it may be appropriate to separate the if-else block out completely from the surrounding code by putting it in a separate method. </text:p>
      <text:p text:style-name="P7"/>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and log messages must never be allowed to mislead.</text:p>
      <text:p text:style-name="P6">They should always be kept up-to-date and truthful and close to the code they refer to (ideally on the same line). Take care especially when cutting-and-pasting code to ensure that the comments and log messages contained within that code remain correct in their new context.</text:p>
      <text:p text:style-name="P6"/>
      <text:p text:style-name="P4">Comments should always express something the code cannot.</text:p>
      <text:p text:style-name="P6">Comments should not contain redundant information, something unrelated to the code, or details <text:soft-page-break/>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static methods internally.</text:p>
      <text:p text:style-name="P6">Where a class is deliberately made stateless (to make it thread-safe for example), if it delegates all its procedures to internal static methods it will resist state being added. The class then acts mainly as a namespace to encompass a bunch of related methods.</text:p>
      <text:p text:style-name="P6"/>
      <text:p text:style-name="P6">Consider adding a comment to the class and associated interfaces explaining why it is deliberately stateles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text:soft-page-break/>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heavily duplicated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text:soft-page-break/>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live in a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text:a><text:soft-page-break/><text:a xlink:type="simple" xlink:href="http://wiki.c2.com/?PatternIndex">PatternIndex</text:a>) and Wikipedia (<text:a xlink:type="simple" xlink:href="https://en.wikipedia.org/wiki/Software_design_pattern">https://en.wikipedia.org/wiki/Software_design_pattern</text:a>) and the GameDeveloper magazine.</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text:soft-page-break/>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properly.</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text:soft-page-break/></text:p>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or immutable collections)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properly - then make it work concurrently.</text:p>
      <text:p text:style-name="P13">Ensure your business logic fully works before attempting to add concurrency. Time can be lost hunting a 'concurrency bug' that turns out to be a simple business logic bug. If your service <text:soft-page-break/>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Know the five demons necessary for summoning sudden deadlock.</text:p>
      <text:p text:style-name="P9"><text:span text:style-name="T11">(1) Multiple threads or coupled processes.</text:span></text:p>
      <text:p text:style-name="P12">(2) No pre-emption, A thread cannot ask another to release resources.</text:p>
      <text:p text:style-name="P12">(3) Mutual exclusion, A Resource that is limited or cannot be used by multiple threads.</text:p>
      <text:p text:style-name="P12">(4) Lock&amp;Wait, A thread will not release a resource until it has all it needs and has completed.</text:p>
      <text:p text:style-name="P12">(5) Circular wait,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text:soft-page-break/>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normal in size.</text:p>
      <text:p text:style-name="P13">If the task is very short running then a lot of processor time is lost to task scheduling. However if the task is very long running then the thread-pool cannot dynamically adjust well.</text:p>
      <text:p text:style-name="P13"/>
      <text:p text:style-name="P10">Seek simple concurrency and consider alternatives to concurrency.</text:p>
      <text:p text:style-name="P13">Complexity increases very rapidly with the number of inter-related threads or processes involved in achieving some work. Always aim to minimise your inter-related threads or processes. Consider using sharding or https://en.wikipedia.org/wiki/Reactor_pattern to avoid concurrency in your processing logic.</text:p>
      <text:p text:style-name="P13"/>
      <text:p text:style-name="P10">Be aware of the concurrency patterns available.</text:p>
      <text:p text:style-name="P13">https://en.wikipedia.org/wiki/Concurrency_pattern</text:p>
      <text:p text:style-name="P13"/>
      <text:p text:style-name="P13">https://en.wikipedia.org/wiki/Reactor_pattern</text:p>
      <text:p text:style-name="P13">https://www.dre.vanderbilt.edu/~schmidt/PDF/HS-HA.pdf</text:p>
      <text:p text:style-name="P13">https://en.wikipedia.org/wiki/Leaders/followers_pattern</text:p>
      <text:p text:style-name="P13">https://en.wikipedia.org/wiki/Actor_model</text:p>
      <text:p text:style-name="P13">https://en.wikipedia.org/wiki/Active_object</text:p>
      <text:p text:style-name="P13"><text:a xlink:type="simple" xlink:href="https://en.wikipedia.org/wiki/Monitor_(synchronization">https://en.wikipedia.org/wiki/Monitor_(synchronization</text:a>)</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text:soft-page-break/>$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RDP and database ports.</text:p>
      <text:p text:style-name="P13">Use firewalls to ensure access to the ports of vital services is only permitted from your businesses address ranges. Consider blocking all inbound traffic from the IP ranges of countries known for launching cyberattacks.</text:p>
      <text:p text:style-name="P13"/>
      <text:p text:style-name="P10">Use public key based logins to access servers rather than passwords alone.</text:p>
      <text:p text:style-name="P13">For example use public-private key pair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that are not needed.</text:span></text:span></text:p>
      <text:p text:style-name="P33"><text:span text:style-name="Source_20_Text"><text:span text:style-name="T8">Check what ports you have open and why. Consider stopping those services so they do not add to your attack footprint.</text:span></text:span></text:p>
      <text:p text:style-name="P33"><text:span text:style-name="Source_20_Text"><text:span text:style-name="T8">LINUX:</text:span></text:span></text:p>
      <text:p text:style-name="P33"><text:span text:style-name="Source_20_Text"><text:span text:style-name="T8"/></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netstat -tulpn</text:span></text:span></text:p>
      <text:p text:style-name="P33"><text:span text:style-name="Source_20_Text"><text:span text:style-name="T8">ss -tulpn</text:span></text:span></text:p>
      <text:p text:style-name="P33"><text:span text:style-name="Source_20_Text"><text:span text:style-name="T8"/></text:span></text:p>
      <text:p text:style-name="P33"><text:span text:style-name="Source_20_Text"><text:span text:style-name="T8">WINDOWS:</text:span></text:span></text:p>
      <text:p text:style-name="P33"><text:span text:style-name="Source_20_Text"><text:span text:style-name="T8"/></text:span></text:p>
      <text:p text:style-name="P33"><text:span text:style-name="Source_20_Text"><text:span text:style-name="T8">netstat</text:span></text:span></text:p>
      <text:p text:style-name="P33"><text:span text:style-name="Source_20_Text"><text:span text:style-name="T8">-a Displays all connections and listening ports</text:span></text:span></text:p>
      <text:p text:style-name="P33"><text:span text:style-name="Source_20_Text"><text:span text:style-name="T8">-b Displays the executable involved in creating each connection or listening port.</text:span></text:span></text:p>
      <text:p text:style-name="P33"><text:soft-page-break/><text:span text:style-name="Source_20_Text"><text:span text:style-name="T8">-n Displays addresses and port numbers in numerical form.</text:span></text:span></text:p>
      <text:p text:style-name="P33"><text:span text:style-name="Source_20_Text"><text:span text:style-name="T8">-o Displays the owning process ID associated with each connection.</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9">Linux:</text:span></text:span></text:p>
      <text:p text:style-name="P33"><text:span text:style-name="Source_20_Text"><text:span text:style-name="T7">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9">Linux:</text:span></text:span></text:p>
      <text:p text:style-name="P33"><text:span text:style-name="Source_20_Text"><text:span text:style-name="T7">sudo apt-get update</text:span></text:span></text:p>
      <text:p text:style-name="P33"><text:span text:style-name="Source_20_Text"><text:span text:style-name="T7">sudo apt-get upgrade</text:span></text:span></text:p>
      <text:p text:style-name="P33"><text:span text:style-name="Source_20_Text"><text:span text:style-name="T7">sudo apt-get dist-upgrade <text:s/></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disc or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on services such as databases, limiting the damage.</text:span></text:span></text:p>
      <text:p text:style-name="P34"><text:span text:style-name="Source_20_Text"><text:span text:style-name="T10"/></text:span></text:p>
      <text:p text:style-name="P26">Game Development</text:p>
      <text:p text:style-name="P7"/>
      <text:p text:style-name="P9">Do not be unrealistic.</text:p>
      <text:p text:style-name="P12">Creating assets and coding features always takes more time than you think. Avoid wasting time designing and working on assets and features you do not realistically have the time to complete properly.</text:p>
      <text:p text:style-name="P9"/>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text:soft-page-break/>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
      <text:p text:style-name="P22">Playing games is a really social thing so plan to be social.</text:p>
      <text:p text:style-name="P19">Releasing a game successfully involves marketing, publicity, social media promotions and responding to the comments and wishes of your gaming community. This is going to take resources and time so consider how doing this will fit into your work-flow.</text:p>
      <text:p text:style-name="P19"/>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text:soft-page-break/>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1">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text:soft-page-break/></text:p>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much like surgery.</text:p>
      <text:p text:style-name="P32">You do not have to take the time to do it cleanly, scientifical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5">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It is better to train people and risk they will leave, <text:s/>than do nothing and risk they will stay.</text:p>
      <text:p text:style-name="P3"/>
      <text:p text:style-name="P3">Code is something developers discover, not something developers own.</text:p>
      <text:p text:style-name="Standard"><text:span text:style-name="T4">All arrangements of </text:span>realizable<text:span text:style-name="T4"> processes existed as a possibility in the universe before it was written down by a developer. Knowledge of discovered code should be shared so if that developer leaves, </text:span><text:soft-page-break/><text:span text:style-name="T4">dies or goes on holiday it does not become lost to mankind.</text:span></text:p>
      <text:p text:style-name="P3"/>
      <text:p text:style-name="P26">Creational Patterns</text:p>
      <text:p text:style-name="P3">Abstract factory pattern.</text:p>
      <text:p text:style-name="P5">Provides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Delays an expensive process, such as creation of an object, until when is first needed.</text:p>
      <text:p text:style-name="P19"/>
      <text:p text:style-name="P19">https://en.wikipedia.org/wiki/Lazy_initialization</text:p>
      <text:p text:style-name="P3"/>
      <text:p text:style-name="P3">Object pool pattern.</text:p>
      <text:p text:style-name="P6">Avoids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text:soft-page-break/>Singleton pattern.</text:p>
      <text:p text:style-name="P5">Ensures a class has only one instance, and provide a global point of access to it. See also the similar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1">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composit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text:soft-page-break/>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text:soft-page-break/>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text:soft-page-break/>designpatternsimage\memento_uml.JPG</text:p>
      <text:p text:style-name="P19"/>
      <text:p text:style-name="P3">Null object pattern.</text:p>
      <text:p text:style-name="P18">Rather than returning a null reference or throwing an exception if a record is not found, an object is returned to the caller that it is able to process which represents a null. </text:p>
      <text:p text:style-name="P18"/>
      <text:p text:style-name="P18">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 that when processed does nothing.</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Means there is a class responsible for routing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a special case object gets returned which that contains methods or a command required to handle the exceptional behaviour. This pattern is ideal for cases where there are multiple special cases where each one requires slightly different handling.</text:p>
      <text:p text:style-name="P6"/>
      <text:p text:style-name="P22">Specification pattern.</text:p>
      <text:p text:style-name="P19">Allows business rules to be combined using boolean logic. It is sometimes used as a way of combining several predicates together when filtering records.</text:p>
      <text:p text:style-name="P19"/>
      <text:p text:style-name="P19">https://en.wikipedia.org/wiki/Specification_pattern</text:p>
      <text:p text:style-name="P6"/>
      <text:p text:style-name="P3"><text:soft-page-break/>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Strategy lets the algorithm vary independently from clients that use it. Define a family of algorithms, encapsulate each one, and make them interchangeable. </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2T17:33:05.93</dc:date>
    <dc:creator>Andrew Pate</dc:creator>
    <meta:editing-duration>P3DT10H46M26S</meta:editing-duration>
    <meta:editing-cycles>618</meta:editing-cycles>
    <meta:generator>OpenOffice/4.0.1$Win32 OpenOffice.org_project/401m5$Build-9714</meta:generator>
    <meta:document-statistic meta:table-count="0" meta:image-count="0" meta:object-count="0" meta:page-count="34" meta:paragraph-count="747" meta:word-count="15148" meta:character-count="96258"/>
  </office:meta>
</office:document-meta>
</file>